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4pt" fo:text-shadow="none" fo:font-weight="bold" style:font-name-asian="Segoe UI3" style:font-size-asian="34pt" style:font-weight-asian="bold" style:font-name-complex="Segoe UI3" style:font-size-complex="34pt" style:font-weight-complex="bold"/>
    </style:style>
    <style:style style:name="T6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7" style:family="text">
      <style:text-properties fo:color="#000000" style:font-name="Segoe UI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style:style style:name="T9" style:family="text">
      <style:text-properties fo:color="#ffffff" style:font-name="Segoe UI Semibold" fo:font-size="16pt" fo:text-shadow="1pt 1pt" style:font-name-asian="Segoe UI3" style:font-size-asian="16pt" style:font-name-complex="Segoe UI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22</text:span></text:p>
            <text:p text:style-name="P1"><text:span text:style-name="T2">“</text:span><text:span text:style-name="T2">Alleluia! Let Praises R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5.907cm" svg:x="1.524cm" svg:y="0.506cm">
          <draw:text-box>
            <text:p text:style-name="P4"><text:span text:style-name="T3">1. </text:span><text:span text:style-name="T4">Alleluia! Let praises ring!</text:span><text:span text:style-name="T4"><text:line-break/></text:span><text:span text:style-name="T4">To God the Father let us bring</text:span><text:span text:style-name="T4"><text:line-break/></text:span><text:span text:style-name="T4">Our songs of ador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638cm" svg:height="5.653cm" svg:x="1.594cm" svg:y="0.506cm">
          <draw:text-box>
            <text:p text:style-name="P4"><text:span text:style-name="T4">To Him through everlasting days</text:span><text:span text:style-name="T4"><text:line-break/></text:span><text:span text:style-name="T4">Be worship, honor, pow’r, and praise,</text:span></text:p>
            <text:p text:style-name="P4"><text:span text:style-name="T4">Whose hand sustains cre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7" draw:layer="layout" svg:width="25.146cm" svg:height="7.112cm" svg:x="1.524cm" svg:y="0.508cm">
          <draw:text-box>
            <text:p text:style-name="P6"><text:span text:style-name="T4">Singing, ringing: </text:span></text:p>
            <text:p text:style-name="P6"><text:span text:style-name="T4">Holy, holy, God is holy;</text:span></text:p>
            <text:p text:style-name="P6"><text:span text:style-name="T4">Spread the story</text:span><text:span text:style-name="T4"><text:line-break/></text:span><text:span text:style-name="T4">Of our God, the Lord of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9" draw:layer="layout" svg:width="24.638cm" svg:height="5.399cm" svg:x="1.758cm" svg:y="0.553cm">
          <draw:text-box>
            <text:p text:style-name="P8"><text:span text:style-name="T3">2. </text:span><text:span text:style-name="T4">Alleluia! Let praises ring!</text:span></text:p>
            <text:p text:style-name="P8"><text:span text:style-name="T4">Unto the Lamb of God we sing,</text:span></text:p>
            <text:p text:style-name="P8"><text:span text:style-name="T4">In whom we are 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9" draw:layer="layout" svg:width="24.638cm" svg:height="5.399cm" svg:x="1.778cm" svg:y="0.508cm">
          <draw:text-box>
            <text:p text:style-name="P8"><text:span text:style-name="T5">He bought His Church with His own blood,</text:span></text:p>
            <text:p text:style-name="P8"><text:span text:style-name="T4">He cleansed her in that blessèd flood,</text:span></text:p>
            <text:p text:style-name="P8"><text:span text:style-name="T4">And as His bride selec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7" draw:text-style-name="P9" draw:layer="layout" svg:width="24.638cm" svg:height="7.431cm" svg:x="1.851cm" svg:y="0.56cm">
          <draw:text-box>
            <text:p text:style-name="P8"><text:span text:style-name="T4"><text:s text:c="3"/></text:span><text:span text:style-name="T4">Holy, holy Is our union</text:span></text:p>
            <text:p text:style-name="P8"><text:span text:style-name="T4">And communion.</text:span></text:p>
            <text:p text:style-name="P8"><text:span text:style-name="T4">His befriending</text:span></text:p>
            <text:p text:style-name="P8"><text:span text:style-name="T4">Gives us joy and peace unend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8" draw:text-style-name="P9" draw:layer="layout" svg:width="24.638cm" svg:height="5.334cm" svg:x="1.778cm" svg:y="0.508cm">
          <draw:text-box>
            <text:p text:style-name="P8"><text:span text:style-name="T3">3. </text:span><text:span text:style-name="T4">Alleluia! Let praises ring!</text:span></text:p>
            <text:p text:style-name="P8"><text:span text:style-name="T4">Unto the Holy Ghost we sing</text:span></text:p>
            <text:p text:style-name="P8"><text:span text:style-name="T4">For our regener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4" draw:text-style-name="P9" draw:layer="layout" svg:width="24.638cm" svg:height="5.653cm" svg:x="1.825cm" svg:y="0.506cm">
          <draw:text-box>
            <text:p text:style-name="P8"><text:span text:style-name="T4">The saving faith in us He wrought</text:span></text:p>
            <text:p text:style-name="P8"><text:span text:style-name="T4">And us unto the Bridegroom brought,</text:span></text:p>
            <text:p text:style-name="P8"><text:span text:style-name="T4">Made us His chosen n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5" draw:text-style-name="P11" draw:layer="layout" svg:width="24.384cm" svg:height="7.112cm" svg:x="1.778cm" svg:y="0.508cm">
          <draw:text-box>
            <text:p text:style-name="P10"><text:span text:style-name="T4">Glory! Glory! <text:s/>Joy eternal,</text:span></text:p>
            <text:p text:style-name="P10"><text:span text:style-name="T4">Bliss supernal;</text:span></text:p>
            <text:p text:style-name="P10"><text:span text:style-name="T4">There is manna</text:span></text:p>
            <text:p text:style-name="P6"><text:span text:style-name="T4">And an endless, glad hosann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6" draw:text-style-name="P9" draw:layer="layout" svg:width="24.384cm" svg:height="5.399cm" svg:x="1.778cm" svg:y="0.508cm">
          <draw:text-box>
            <text:p text:style-name="P8"><text:span text:style-name="T3">4. </text:span><text:span text:style-name="T4">Alleluia! Let praises ring!</text:span></text:p>
            <text:p text:style-name="P8"><text:span text:style-name="T4">Unto our triune God we sing;</text:span></text:p>
            <text:p text:style-name="P8"><text:span text:style-name="T4">Blest be His name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 presentation:presentation-page-layout-name="AL1T0">
        <draw:frame draw:style-name="gr4" draw:text-style-name="P9" draw:layer="layout" svg:width="24.384cm" svg:height="5.653cm" svg:x="1.871cm" svg:y="0.483cm">
          <draw:text-box>
            <text:p text:style-name="P8"><text:span text:style-name="T4">With angel hosts let us adore</text:span></text:p>
            <text:p text:style-name="P8"><text:span text:style-name="T4">And sing His praises evermore</text:span></text:p>
            <text:p text:style-name="P8"><text:span text:style-name="T4">For all His grace and favo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 presentation:presentation-page-layout-name="AL1T0">
        <draw:frame draw:style-name="gr9" draw:text-style-name="P13" draw:layer="layout" svg:width="24.638cm" svg:height="11.61cm" svg:x="1.778cm" svg:y="0.508cm">
          <draw:text-box>
            <text:p text:style-name="P10"><text:span text:style-name="T4">Singing, ringing: <text:s/>Holy, holy,</text:span></text:p>
            <text:p text:style-name="P10"><text:span text:style-name="T4">God is holy;</text:span></text:p>
            <text:p text:style-name="P10"><text:span text:style-name="T4">Spread the story</text:span></text:p>
            <text:p text:style-name="P10"><text:span text:style-name="T4">Of our God, the Lord of glory!</text:span></text:p>
            <text:p text:style-name="P12"><text:span text:style-name="T4"/></text:p>
            <text:p text:style-name="P12"><text:span text:style-name="T6"><text:line-break/></text:span><text:span text:style-name="T7"> <text:s text:c="7"/></text:span><text:span text:style-name="T8"><text:s text:c="2"/></text:span><text:span text:style-name="T8">Public domain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46:23.382000000</meta:creation-date>
    <dc:title>Hymn template</dc:title>
    <meta:editing-duration>PT24M10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5T12:00:21.126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3-30T22:46:23.101000000"/>
  </office:meta>
</office:document-meta>
</file>